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7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35cm" fo:min-width="6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648cm" fo:min-width="2.27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.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4cm" fo:min-width="2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735cm" fo:min-width="4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5.5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4.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2.3cm" fo:min-width="15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0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2cm" svg:x="20.35cm" svg:y="9.812cm">
          <text:p text:style-name="P1"><text:span text:style-name="T1">demandshaper_controller.ph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.985cm" svg:x="10.3cm" svg:y="13.827cm">
          <text:p text:style-name="P1"><text:span text:style-name="T1">demandshaper_model.ph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3cm" svg:x="20.345cm" svg:y="5.312cm">
          <text:p text:style-name="P1"><text:span text:style-name="T1">Views/main.ph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77cm" svg:height="1.898cm" svg:x="20.345cm" svg:y="3.312cm">
          <text:p text:style-name="P1"><text:span text:style-name="T1">js/main.j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0.889cm" svg:x="23.245cm" svg:y="3.312cm">
          <text:p text:style-name="P1"><text:span text:style-name="T1">js/openevse.j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cm" svg:height="0.89cm" svg:x="23.245cm" svg:y="4.32cm">
          <text:p text:style-name="P1"><text:span text:style-name="T1">js/hpmon.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2cm" svg:x="7.35cm" svg:y="9.762cm">
          <text:p text:style-name="P1"><text:span text:style-name="T1">demandshaper_run.ph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.985cm" svg:x="18.35cm" svg:y="13.812cm">
          <text:p text:style-name="P1"><text:span text:style-name="T1">Lib/schedul</text:span><text:span text:style-name="T1">er2.php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112cm" svg:height="0.962cm" svg:x="10.3cm" svg:y="16.812cm">
          <draw:text-box>
            <text:p text:style-name="P3"><text:span text:style-name="T2">devices/</text:span></text:p>
          </draw:text-box>
        </draw:frame>
        <draw:frame draw:style-name="gr8" draw:text-style-name="P4" draw:layer="layout" svg:width="3.495cm" svg:height="0.962cm" svg:x="18.3cm" svg:y="16.85cm">
          <draw:text-box>
            <text:p text:style-name="P3"><text:span text:style-name="T2">forecasts/</text:span></text:p>
          </draw:text-box>
        </draw:frame>
        <draw:custom-shape draw:style-name="gr9" draw:text-style-name="P2" draw:layer="layout" svg:width="5.1cm" svg:height="3.985cm" svg:x="2.2cm" svg:y="18.477cm">
          <text:p text:style-name="P1"><text:span text:style-name="T1">MQTT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0.35cm" svg:y="17.877cm">
          <text:p text:style-name="P1"><text:span text:style-name="T1">devices/emonesp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0.35cm" svg:y="18.962cm">
          <text:p text:style-name="P1"><text:span text:style-name="T1">devices/openevse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0.35cm" svg:y="20.077cm">
          <text:p text:style-name="P1"><text:span text:style-name="T1">devices/smartplug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0.35cm" svg:y="21.162cm">
          <text:p text:style-name="P1"><text:span text:style-name="T1">devices/wifirelay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0.35cm" svg:y="22.262cm">
          <text:p text:style-name="P1"><text:span text:style-name="T1">devices/hpmon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8.3cm" svg:y="17.912cm">
          <text:p text:style-name="P1"><text:span text:style-name="T1">carbonintensity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8.3cm" svg:y="18.997cm">
          <text:p text:style-name="P1"><text:span text:style-name="T1">octopusagile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8.3cm" svg:y="20.112cm">
          <text:p text:style-name="P1"><text:span text:style-name="T1">energylocal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8.3cm" svg:y="21.197cm">
          <text:p text:style-name="P1"><text:span text:style-name="T1">solcast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8.3cm" svg:y="22.297cm">
          <text:p text:style-name="P1"><text:span text:style-name="T1">nordpool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8.3cm" svg:y="23.412cm">
          <text:p text:style-name="P1"><text:span text:style-name="T1">solarclimacell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5cm" svg:height="0.985cm" svg:x="18.3cm" svg:y="24.562cm">
          <text:p text:style-name="P1"><text:span text:style-name="T1">economy7.ph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1cm" svg:height="2cm" draw:transform="skewX (0.00418879020478639) translate (28.5cm 17.912cm)">
          <text:p text:style-name="P1"><text:span text:style-name="T1">Emoncms.org</text:span></text:p>
          <text:p text:style-name="P1"><text:span text:style-name="T1">Forecast cache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8.35cm" svg:y1="18.462cm" svg:x2="24.6cm" svg:y2="18.462cm">
          <text:p/>
        </draw:line>
        <draw:line draw:style-name="gr12" draw:text-style-name="P5" draw:layer="layout" svg:x1="28.309cm" svg:y1="19.484cm" svg:x2="24.559cm" svg:y2="19.484cm">
          <text:p/>
        </draw:line>
        <draw:line draw:style-name="gr13" draw:text-style-name="P6" draw:layer="layout" svg:x1="7.7cm" svg:y1="20.362cm" svg:x2="9.8cm" svg:y2="20.362cm">
          <text:p/>
        </draw:line>
        <draw:line draw:style-name="gr12" draw:text-style-name="P5" draw:layer="layout" svg:x1="22.85cm" svg:y1="17.612cm" svg:x2="22.85cm" svg:y2="16.062cm">
          <text:p/>
        </draw:line>
        <draw:line draw:style-name="gr12" draw:text-style-name="P5" draw:layer="layout" svg:x1="14.4cm" svg:y1="17.662cm" svg:x2="14.4cm" svg:y2="16.012cm">
          <text:p/>
        </draw:line>
        <draw:custom-shape draw:style-name="gr14" draw:text-style-name="P2" draw:layer="layout" svg:width="15.7cm" svg:height="12.55cm" svg:x="10cm" svg:y="13.4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2.7cm" svg:y1="11.962cm" svg:x2="12.7cm" svg:y2="13.312cm">
          <text:p/>
        </draw:line>
        <draw:line draw:style-name="gr13" draw:text-style-name="P6" draw:layer="layout" svg:x1="23.35cm" svg:y1="12.012cm" svg:x2="23.35cm" svg:y2="13.362cm">
          <text:p/>
        </draw:line>
        <draw:frame draw:style-name="gr8" draw:text-style-name="P7" draw:layer="layout" svg:width="6.484cm" svg:height="1.91cm" svg:x="7.2cm" svg:y="7.752cm">
          <draw:text-box>
            <text:p><text:span text:style-name="T2">Background script</text:span></text:p>
            <text:p><text:span text:style-name="T1">Sends schedules to the devices</text:span></text:p>
            <text:p><text:span text:style-name="T1">Handles schedule recalculation</text:span></text:p>
          </draw:text-box>
        </draw:frame>
        <draw:line draw:style-name="gr13" draw:text-style-name="P6" draw:layer="layout" svg:x1="16.65cm" svg:y1="14.812cm" svg:x2="19cm" svg:y2="14.812cm">
          <text:p/>
        </draw:line>
        <draw:line draw:style-name="gr12" draw:text-style-name="P5" draw:layer="layout" svg:x1="20.1cm" svg:y1="10.862cm" svg:x2="15.6cm" svg:y2="10.862cm">
          <text:p/>
        </draw:line>
        <draw:line draw:style-name="gr13" draw:text-style-name="P6" draw:layer="layout" svg:x1="12.7cm" svg:y1="11.962cm" svg:x2="12.7cm" svg:y2="13.312cm">
          <text:p/>
        </draw:line>
        <draw:frame draw:style-name="gr15" draw:text-style-name="P9" draw:layer="layout" svg:width="1.704cm" svg:height="0.725cm" svg:x="17.196cm" svg:y="10.112cm">
          <draw:text-box>
            <text:p text:style-name="P8"><text:span text:style-name="T1">trigger</text:span></text:p>
          </draw:text-box>
        </draw:frame>
        <draw:frame draw:style-name="gr8" draw:text-style-name="P4" draw:layer="layout" svg:width="7.25cm" svg:height="0.962cm" svg:x="20.15cm" svg:y="2.25cm">
          <draw:text-box>
            <text:p text:style-name="P3"><text:span text:style-name="T2">Client side html and js</text:span></text:p>
          </draw:text-box>
        </draw:frame>
        <draw:frame draw:style-name="gr8" draw:text-style-name="P4" draw:layer="layout" svg:width="5.129cm" svg:height="0.962cm" svg:x="20.3cm" svg:y="8.9cm">
          <draw:text-box>
            <text:p text:style-name="P3"><text:span text:style-name="T2">Server side API</text:span></text:p>
          </draw:text-box>
        </draw:frame>
        <draw:line draw:style-name="gr13" draw:text-style-name="P6" draw:layer="layout" svg:x1="25.85cm" svg:y1="8.45cm" svg:x2="25.85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09:25:15.450921913</meta:creation-date>
    <dc:date>2020-09-16T10:24:28.778949197</dc:date>
    <meta:editing-duration>PT50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